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5">
      <style:graphic-properties draw:stroke="none" draw:fill="none" fo:min-height="1.43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fo:min-height="3.506cm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.952cm" fo:margin-right="0cm" fo:margin-top="0cm" fo:margin-bottom="0.498cm" fo:text-indent="-0.944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line-height="100%" fo:text-align="center" fo:text-indent="0cm" style:line-break="strict"/>
    </style:style>
    <style:style style:name="P7" style:family="paragraph">
      <loext:graphic-properties draw:fill="none"/>
      <style:paragraph-properties fo:margin-left="0cm" fo:margin-right="0cm" fo:line-height="100%" fo:text-align="center" fo:text-indent="0cm" style:line-break="strict"/>
    </style:style>
    <style:style style:name="T1" style:family="text">
      <style:text-properties fo:color="#ccff00" fo:font-size="13pt" style:font-size-asian="13pt" style:font-size-complex="13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Jesus my Lord my God my all<text:line-break/><text:span text:style-name="T1">(Henry Collins)</text:span>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Jesus, my Lord, my God, my all!</text:p>
              </text:list-item>
              <text:list-item>
                <text:p>How can I love Thee as I ought?</text:p>
              </text:list-item>
              <text:list-item>
                <text:p>And how revere this wondrous gift,</text:p>
              </text:list-item>
              <text:list-item>
                <text:p>So far surpassing hope or thoug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8.002cm" svg:height="3.506cm" svg:x="0cm" svg:y="0.961cm" presentation:class="title" presentation:placeholder="true" presentation:user-transformed="true">
          <draw:text-box/>
        </draw:frame>
        <draw:frame presentation:style-name="pr5" draw:text-style-name="P4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3"><text:span text:style-name="T2">Had I but Mary's sinless heart</text:span></text:p>
                <text:p text:style-name="P3"><text:span text:style-name="T2">With which to love Thee, dearest King,</text:span></text:p>
                <text:p text:style-name="P3"><text:span text:style-name="T2">Oh, with what bursts of fervent praise,</text:span></text:p>
                <text:p text:style-name="P3"><text:span text:style-name="T2">Thy goodness, Jesus, would I sing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3" presentation:class="page"/>
          <draw:custom-shape draw:style-name="gr2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8.002cm" svg:height="3.506cm" svg:x="0cm" svg:y="0.961cm" presentation:class="title" presentation:placeholder="true" presentation:user-transformed="true">
          <draw:text-box/>
        </draw:frame>
        <draw:frame presentation:style-name="pr5" draw:text-style-name="P4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3"><text:span text:style-name="T2">O see within a creatures hand</text:span></text:p>
              </text:list-header>
              <text:list-item>
                <text:p text:style-name="P3"><text:span text:style-name="T2">The vast creator deigns to be</text:span></text:p>
              </text:list-item>
              <text:list-item>
                <text:p text:style-name="P3"><text:span text:style-name="T2">Reposing infant-like as though</text:span></text:p>
              </text:list-item>
              <text:list-item>
                <text:p text:style-name="P3"><text:span text:style-name="T2">On Joseph’s arm on Mary’s kn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5" presentation:class="page"/>
          <draw:custom-shape draw:style-name="gr2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8.002cm" svg:height="3.506cm" svg:x="0cm" svg:y="0.961cm" presentation:class="title" presentation:placeholder="true" presentation:user-transformed="true">
          <draw:text-box/>
        </draw:frame>
        <draw:frame presentation:style-name="pr5" draw:text-style-name="P4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3"><text:span text:style-name="T2">Thy Body, Soul and Godhead, all!</text:span></text:p>
                <text:p text:style-name="P3"><text:span text:style-name="T2">O mystery of love divine!</text:span></text:p>
                <text:p text:style-name="P3"><text:span text:style-name="T2">I cannot compass all I have,</text:span></text:p>
                <text:p text:style-name="P3"><text:span text:style-name="T2">For all Thou hast and art is min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7" presentation:class="page"/>
          <draw:custom-shape draw:style-name="gr2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8.002cm" svg:height="3.506cm" svg:x="0cm" svg:y="0.961cm" presentation:class="title" presentation:placeholder="true" presentation:user-transformed="true">
          <draw:text-box/>
        </draw:frame>
        <draw:frame presentation:style-name="pr5" draw:text-style-name="P4" draw:layer="layout" svg:width="28.002cm" svg:height="15.602cm" svg:x="0cm" svg:y="5.199cm" presentation:class="outline" presentation:user-transformed="true">
          <draw:text-box>
            <text:list text:style-name="L3">
              <text:list-header>
                <text:p text:style-name="P3"><text:span text:style-name="T2">Sound, sound, His praises higher still,</text:span></text:p>
                <text:p text:style-name="P3"><text:span text:style-name="T2">And come, ye angels, to our aid;</text:span></text:p>
                <text:p text:style-name="P3"><text:span text:style-name="T2">‘</text:span><text:span text:style-name="T2">Tis God, ‘tis God, the very God</text:span></text:p>
                <text:p text:style-name="P3"><text:span text:style-name="T2">Who pow’r both man and angels mad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4.847cm" svg:height="11.134cm" svg:x="3.074cm" svg:y="2.258cm" draw:page-number="9" presentation:class="page"/>
          <draw:custom-shape draw:style-name="gr2" draw:text-style-name="P4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Sweet Sacrament, we Thee adore!</text:p>
              </text:list-item>
              <text:list-item>
                <text:p>Oh, make us love Thee more and more.</text:p>
              </text:list-item>
              <text:list-item>
                <text:p>Oh, make us love Thee more and more.</text:p>
              </text:list-item>
            </text:list>
          </draw:text-box>
        </draw:frame>
        <draw:frame draw:style-name="gr3" draw:text-style-name="P7" draw:layer="layout" svg:width="22.4cm" svg:height="1.686cm" svg:x="3cm" svg:y="18.4cm">
          <draw:text-box>
            <text:p text:style-name="P6"><text:span text:style-name="T3">Words &amp; Music: Henry Colling</text:span></text:p>
            <text:p text:style-name="P6"><text:span text:style-name="T3">©Public Domain</text:span></text:p>
            <text:p text:style-name="P6"><text:span text:style-name="T3">Used by Permission. CCLI License #8935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11-27T08:20:03.182456436</dc:date>
    <meta:editing-duration>PT3H34S</meta:editing-duration>
    <meta:editing-cycles>31</meta:editing-cycles>
    <meta:generator>LibreOffice/5.1.4.2$Linux_X86_64 LibreOffice_project/10m0$Build-2</meta:generator>
    <meta:document-statistic meta:object-count="67"/>
  </office:meta>
</office:document-meta>
</file>